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a9c" officeooo:paragraph-rsid="000e7a9c"/>
    </style:style>
    <style:style style:name="P2" style:family="paragraph" style:parent-style-name="Standard">
      <style:text-properties officeooo:rsid="000e7a9c" officeooo:paragraph-rsid="000e7a9c"/>
    </style:style>
    <style:style style:name="P3" style:family="paragraph" style:parent-style-name="Standard">
      <style:text-properties officeooo:rsid="000d05d6" officeooo:paragraph-rsid="000fa462"/>
    </style:style>
    <style:style style:name="P4" style:family="paragraph" style:parent-style-name="Standard">
      <style:text-properties officeooo:rsid="000d05d6" officeooo:paragraph-rsid="001183b1"/>
    </style:style>
    <style:style style:name="P5" style:family="paragraph" style:parent-style-name="Standard">
      <style:text-properties officeooo:rsid="001183b1" officeooo:paragraph-rsid="001183b1"/>
    </style:style>
    <style:style style:name="P6" style:family="paragraph" style:parent-style-name="Standard">
      <style:text-properties fo:font-weight="bold" officeooo:rsid="000d05d6" officeooo:paragraph-rsid="000fa46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183b1" officeooo:paragraph-rsid="001183b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d05d6" officeooo:paragraph-rsid="000fa46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7a9c" officeooo:paragraph-rsid="000e7a9c" style:font-weight-asian="bold" style:font-weight-complex="bold"/>
    </style:style>
    <style:style style:name="P10" style:family="paragraph" style:parent-style-name="Standard">
      <style:text-properties officeooo:rsid="00121b5a" officeooo:paragraph-rsid="00121b5a"/>
    </style:style>
    <style:style style:name="P11" style:family="paragraph" style:parent-style-name="Standard">
      <style:text-properties fo:font-style="italic" fo:font-weight="bold" officeooo:rsid="000d05d6" officeooo:paragraph-rsid="000fa462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33f7f" officeooo:paragraph-rsid="00133f7f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3c1fa" officeooo:paragraph-rsid="0013c1fa" style:font-style-asian="italic" style:font-weight-asian="bold" style:font-style-complex="italic" style:font-weight-complex="bold"/>
    </style:style>
    <style:style style:name="T1" style:family="text">
      <style:text-properties officeooo:rsid="000fa462"/>
    </style:style>
    <style:style style:name="T2" style:family="text">
      <style:text-properties officeooo:rsid="0013c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span text:style-name="T1">Question </text:span>6&gt;&gt;How many emails per day did she send?</text:p>
      <text:p text:style-name="P4">&gt; sqlite3</text:p>
      <text:p text:style-name="P4">sqlite&gt;.open database.sqlite</text:p>
      <text:p text:style-name="P1">sqlite&gt; select (count(Id))/(count(DISTINCT MetadataDateSent)) as Result from Emails;</text:p>
      <text:p text:style-name="P1">10</text:p>
      <text:p text:style-name="P1"/>
      <text:p text:style-name="P13">Answer: <text:s/>on average 10 emails</text:p>
      <text:p text:style-name="P1"/>
      <text:p text:style-name="P1"/>
      <text:p text:style-name="P8"><text:span text:style-name="T1">Question 7&gt;&gt;</text:span>On which day of the week did she send the most emails?</text:p>
      <text:p text:style-name="P3">&gt; sqlite3</text:p>
      <text:p text:style-name="P3">sqlite&gt;.open database.sqlite</text:p>
      <text:p text:style-name="P3">sqlite&gt;.schema emails</text:p>
      <text:p text:style-name="P3"/>
      <text:p text:style-name="P3">sqlite&gt; select count(ExtractedDateSent) from Emails where ExtractedDateSent like'%Tuesday%';</text:p>
      <text:p text:style-name="P3">944</text:p>
      <text:p text:style-name="P3">sqlite&gt; select count(ExtractedDateSent) from Emails where ExtractedDateSent like'%Monday%';</text:p>
      <text:p text:style-name="P3">817</text:p>
      <text:p text:style-name="P3">sqlite&gt; select count(ExtractedDateSent) from Emails where ExtractedDateSent like'%Sunday%';</text:p>
      <text:p text:style-name="P3">1072</text:p>
      <text:p text:style-name="P3">sqlite&gt; select count(ExtractedDateSent) from Emails where ExtractedDateSent like'%Saturday%';</text:p>
      <text:p text:style-name="P3">950</text:p>
      <text:p text:style-name="P3">sqlite&gt; select count(ExtractedDateSent) from Emails where ExtractedDateSent like'%Wednesday%';</text:p>
      <text:p text:style-name="P3">920</text:p>
      <text:p text:style-name="P3">sqlite&gt; select count(ExtractedDateSent) from Emails where ExtractedDateSent like'%Thursday%';</text:p>
      <text:p text:style-name="P3">985</text:p>
      <text:p text:style-name="P3">sqlite&gt; select count(ExtractedDateSent) from Emails where ExtractedDateSent like'%Friday%';</text:p>
      <text:p text:style-name="P3">869</text:p>
      <text:p text:style-name="P3"/>
      <text:p text:style-name="P3"/>
      <text:p text:style-name="P11">Answer: Sunday -1072 emails</text:p>
      <text:p text:style-name="P6"/>
      <text:p text:style-name="P7">question 8&gt;&gt; Which hours did she send most emails?</text:p>
      <text:p text:style-name="P4">&gt; sqlite3</text:p>
      <text:p text:style-name="P4">sqlite&gt;.open database.sqlite</text:p>
      <text:p text:style-name="P3"/>
      <text:p text:style-name="P5"/>
      <text:p text:style-name="P5">sqlite&gt; select count(ExtractedDateSent) from Emails where ExtractedDateSent like'%01%AM%';</text:p>
      <text:p text:style-name="P5">1545</text:p>
      <text:p text:style-name="P5">sqlite&gt; select count(ExtractedDateSent) from Emails where ExtractedDateSent like'%02%AM%';</text:p>
      <text:p text:style-name="P5">70</text:p>
      <text:p text:style-name="P5">sqlite&gt; select count(ExtractedDateSent) from Emails where ExtractedDateSent like'%03%AM%';</text:p>
      <text:p text:style-name="P5">64</text:p>
      <text:p text:style-name="P5">sqlite&gt; select count(ExtractedDateSent) from Emails where ExtractedDateSent like'%04%AM%';</text:p>
      <text:p text:style-name="P5">57</text:p>
      <text:p text:style-name="P5">sqlite&gt; select count(ExtractedDateSent) from Emails where ExtractedDateSent like'%05%AM%';</text:p>
      <text:p text:style-name="P5">65</text:p>
      <text:p text:style-name="P5">sqlite&gt; select count(ExtractedDateSent) from Emails where ExtractedDateSent like'%06%AM%';</text:p>
      <text:p text:style-name="P5">68</text:p>
      <text:p text:style-name="P5">sqlite&gt; select count(ExtractedDateSent) from Emails where ExtractedDateSent like'%07%AM%';</text:p>
      <text:p text:style-name="P5"><text:soft-page-break/>59</text:p>
      <text:p text:style-name="P5">sqlite&gt; select count(ExtractedDateSent) from Emails where ExtractedDateSent like'%08%AM%';</text:p>
      <text:p text:style-name="P5">72</text:p>
      <text:p text:style-name="P5">sqlite&gt; select count(ExtractedDateSent) from Emails where ExtractedDateSent like'%9%AM%';</text:p>
      <text:p text:style-name="P5">1771</text:p>
      <text:p text:style-name="P5">sqlite&gt; select count(ExtractedDateSent) from Emails where ExtractedDateSent like'%10%AM%';</text:p>
      <text:p text:style-name="P5">1683</text:p>
      <text:p text:style-name="P5">sqlite&gt; select count(ExtractedDateSent) from Emails where ExtractedDateSent like'%11%AM%';</text:p>
      <text:p text:style-name="P5">501</text:p>
      <text:p text:style-name="P5">sqlite&gt; select count(ExtractedDateSent) from Emails where ExtractedDateSent like'%12%AM%';</text:p>
      <text:p text:style-name="P5">259</text:p>
      <text:p text:style-name="P10">sqlite&gt; select count(ExtractedDateSent) from Emails where ExtractedDateSent like'%01%PM%';</text:p>
      <text:p text:style-name="P10">2218</text:p>
      <text:p text:style-name="P10">sqlite&gt; select count(ExtractedDateSent) from Emails where ExtractedDateSent like'%02%PM%';</text:p>
      <text:p text:style-name="P10">95</text:p>
      <text:p text:style-name="P10">sqlite&gt; select count(ExtractedDateSent) from Emails where ExtractedDateSent like'%3%PM%';</text:p>
      <text:p text:style-name="P10">1571</text:p>
      <text:p text:style-name="P10">sqlite&gt; select count(ExtractedDateSent) from Emails where ExtractedDateSent like'%4%PM%';</text:p>
      <text:p text:style-name="P10">1404</text:p>
      <text:p text:style-name="P10">sqlite&gt; select count(ExtractedDateSent) from Emails where ExtractedDateSent like'%5%PM%';</text:p>
      <text:p text:style-name="P10">1436</text:p>
      <text:p text:style-name="P10">sqlite&gt; select count(ExtractedDateSent) from Emails where ExtractedDateSent like'%6%PM%';</text:p>
      <text:p text:style-name="P10">901</text:p>
      <text:p text:style-name="P10">sqlite&gt; select count(ExtractedDateSent) from Emails where ExtractedDateSent like'%7%PM%';</text:p>
      <text:p text:style-name="P10">960</text:p>
      <text:p text:style-name="P10">sqlite&gt; select count(ExtractedDateSent) from Emails where ExtractedDateSent like'%8%PM%';</text:p>
      <text:p text:style-name="P10">917</text:p>
      <text:p text:style-name="P10">sqlite&gt; select count(ExtractedDateSent) from Emails where ExtractedDateSent like'%9%PM%';</text:p>
      <text:p text:style-name="P10">2060</text:p>
      <text:p text:style-name="P10">sqlite&gt; select count(ExtractedDateSent) from Emails where ExtractedDateSent like'%10%PM%';</text:p>
      <text:p text:style-name="P10">2245</text:p>
      <text:p text:style-name="P10">sqlite&gt; select count(ExtractedDateSent) from Emails where ExtractedDateSent like'%11%PM%';</text:p>
      <text:p text:style-name="P10">322</text:p>
      <text:p text:style-name="P10">sqlite&gt; select count(ExtractedDateSent) from Emails where ExtractedDateSent like'%12%PM%';</text:p>
      <text:p text:style-name="P10">616</text:p>
      <text:p text:style-name="P10"/>
      <text:p text:style-name="P12">Answer: between 10PM and 11<text:span text:style-name="T2">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14:34.937663933</meta:creation-date>
    <dc:date>2016-11-17T10:47:29.100985686</dc:date>
    <meta:editing-duration>PT16M4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77" meta:word-count="347" meta:character-count="3360" meta:non-whitespace-character-count="3089"/>
  </office:meta>
</office:document-meta>
</file>